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wo particle systems</text:p>
      <text:p text:style-name="Standard"><text:tab/>Bosons</text:p>
      <text:p text:style-name="Standard"><text:tab/>Fermions</text:p>
      <text:p text:style-name="Standard"><text:tab/>Exchange Forces</text:p>
      <text:p text:style-name="Standard"><text:tab/>Symmetry</text:p>
      <text:p text:style-name="Standard"><text:tab/>Atoms</text:p>
      <text:p text:style-name="Standard"><text:tab/>Helium</text:p>
      <text:p text:style-name="Standard"><text:tab/>Periodic Table</text:p>
      <text:p text:style-name="Standard"><text:tab/>Solids</text:p>
      <text:p text:style-name="Standard"><text:tab/>Free Electron Gas</text:p>
      <text:p text:style-name="Standard"><text:tab/>Band Structure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09T22:26:09.420960899</dc:date>
    <meta:editing-duration>PT3M24S</meta:editing-duration>
    <meta:editing-cycles>2</meta:editing-cycles>
    <meta:document-statistic meta:table-count="0" meta:image-count="0" meta:object-count="0" meta:page-count="1" meta:paragraph-count="11" meta:word-count="18" meta:character-count="129" meta:non-whitespace-character-count="112"/>
  </office:meta>
</office:document-meta>
</file>